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underline-style="none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style:text-underline-style="solid" style:text-underline-width="auto" style:text-underline-color="font-color"/>
    </style:style>
    <style:style style:name="T5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13_4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11, FF 13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, Hebrew<text:tab/><text:tab/><text:tab/><text:tab/><text:tab/></text:p>
      <text:p text:style-name="P6">Author of letter<text:tab/><text:tab/><text:tab/><text:tab/>Sabato Morais<text:tab/></text:p>
      <text:p text:style-name="P6">Signed letter<text:tab/><text:tab/><text:tab/><text:tab/><text:tab/>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</text:p>
      <text:p text:style-name="P6">Month<text:tab/><text:tab/><text:tab/><text:tab/><text:tab/><text:tab/></text:p>
      <text:p text:style-name="P6">Year<text:tab/><text:tab/><text:tab/><text:tab/><text:tab/><text:tab/>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A</text:p>
      <text:p text:style-name="P6">Country<text:tab/><text:tab/><text:tab/><text:tab/><text:tab/>USA</text:p>
      <text:p text:style-name="P6">Subject<text:tab/><text:tab/><text:tab/><text:tab/><text:tab/>Funeral sermons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</text:p>
      <text:p text:style-name="P6">(Synagogue) Sermon<text:tab/><text:tab/><text:tab/><text:tab/>Y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4</text:p>
      <text:p text:style-name="P6">Number of Sheets<text:tab/><text:tab/><text:tab/><text:tab/>5</text:p>
      <text:p text:style-name="P6">Fragment<text:tab/><text:tab/><text:tab/><text:tab/><text:tab/></text:p>
      <text:p text:style-name="P6">Pagination <text:tab/><text:tab/><text:tab/><text:tab/><text:tab/>Y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Morton Mc Michael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>VII Transcription</text:p>
      <text:p text:style-name="P3">(Symbols: ?=uncertain; []=supplied information; /=end of line)</text:p>
      <text:p text:style-name="P3"/>
      <text:p text:style-name="P3">[Front Cover]</text:p>
      <text:p text:style-name="P4">Morton Mc Michael p. 12/</text:p>
      <text:p text:style-name="P2">[Hebrew]/</text:p>
      <text:p text:style-name="P2">About Doctors' pride and dissensions/</text:p>
      <text:p text:style-name="P2">with a few words in memoriam/</text:p>
      <text:p text:style-name="P2">M Mc M./</text:p>
      <text:p text:style-name="P2"/>
      <text:p text:style-name="P3">[Page 1]</text:p>
      <text:p text:style-name="P3">Brethren! <text:s/>Among the many lessons, which the/ history of Joseph--just brought to a close--imparts,/ one is so forcible, that its weight ought to be felt by/ all human beings, but specially by such as have been/ called upon to tend congregations. <text:s/>The magnanimous/ son of Jacob had tied to remove very gently <text:span text:style-name="T1">to remove</text:span><text:span text:style-name="T3"> the thorn,/ which pricked his brothers with remorse. <text:s/>Super-/-humanly generous, he would inspire the belief, that/ the ill-will they had once harbored, was the working of/ a higher Power, for the realization of a blessed end./ <text:s/>But the softening words of the viceroy of Egypt,/ could not silence altogether the voice of conscience./ <text:s/>His discerning eye, could read the reproaches of the in-/-ternal monitor upon the countenances of the men he/ affectionately addressed. <text:s/>Joseph had reasons to/ fear that as soon as his absence relieved his brothers/ from restraint, they would jointly turn to the past./ <text:s/>Reuben would then proclaim himself innocent, and/ accuse the others of crime. <text:s/>Judah would palliate/ his sin by a declaration that he did not know Reuben's/ intention; that he only aimed to save the lad from an/ </text:span></text:p>
      <text:p text:style-name="P7"/>
      <text:p text:style-name="P7"><text:soft-page-break/>[Page 2]</text:p>
      <text:p text:style-name="P7">unnatural death determined upon by the rest./ <text:s/>The anxiety of each to appear less guilty than in/ reality before the hoary-headed father, might have led/to a quarrel, in which all would have been involved./ <text:s/>Hence the fitting advice "Do not fall out by the/ way," that is, avoid entirely criminations and re-/-criminations, so that the slightest cause for dispute/ be not raised. <text:s/>Would to God it were/ in our power always to act up to that excellent/ counsel! <text:s/>Paradise might be enjoyed on/ earth, if uggly[sic!] passions--the offspring of heedlessly/ spoken words--could be put under absolute check./ <text:s/>But then, again, all around should feel bound to/ exercise that control, and what is more to the/ point, but almost impossible to be anticipated--, all/ should have a proper appreciation of what justice and/ truth demand. <text:s/>With the possession of that sentiment/ contentions would surely cease. <text:s/>But to hear wrong/ defended, to see falsehood prevail, and remain pas-/-sionless, is to surrender one's manhood. <text:s/>For my part,/ as I sometime do find that my nature is about to/ rebel against the direction of the good Joseph, I/</text:p>
      <text:p text:style-name="P7"/>
      <text:p text:style-name="P7">[Page 3]</text:p>
      <text:p text:style-name="P7">eagerly wish I could follow that of King David./ <text:s/>Aye: keep my mouth muzzled, not to utter/ a single word when that at which my soul revolts,/ is boldly set out. <text:s/>Nor otherwise, can I behold/ treason in the Jewish camp, without rebuking it./ <text:s/>Not otherwise can I listen to the plots of the faith-/-less and continue silent. <text:s/>Oh, my Brethren/ to you I may pour out my complaints./</text:p>
      <text:p text:style-name="P7">A youth surcharged with the fire of enthusiasm about/ his utopian schemes, but icy cold touching the grand history/ tents and tendencies of his fathers' belief, preaches a/ crusade against revelation. <text:s/>but his more aged oppo-/-nents, pretending to cross his designs, stir him afresh,/ help him on in the work of destruction. <text:s/>The/ daring prophet who fortells the dissolution of Ju-/daism, must needs feel encourage, when they/ who were sworn to keep it alive and vigorous, with-/-hold their hands, when they say to the daughter of heaven,/ imploring their help "bygone, we know thee not."/ <text:s/>Yes, the adjured priests forget the day in which they/ accepted the offer of a ministerial relic, implying/ </text:p>
      <text:p text:style-name="P7"/>
      <text:p text:style-name="P7">[Page 4]</text:p>
      <text:p text:style-name="P7">fidelity to the Sinaic constitution, else they would/ not brand with reproach the very same brethren who/ chose them with confiding trust as guardians of the/ Law. <text:s/>They would not insult the suffering of/ creatures--their own flesh and blood--who will/ not part at any cost with the sacred books, though/ these bear the marks of times long bygone. <text:s/>For,/ what means the assurance of Rabbis to their "dear/ Christian brethren, that old Judaism is on the point/ of death?" and a modern Judaism has already ad-/-ministered the extreme unction? <text:s/>Must the/ writings of Moses, the prophets, and the Rabbis to/ boot, be blotted out and their lovers be hooted at?/ <text:s/>Must a humanitarian constitution, which the world/ is yet ill prepared to receive take the place of the/ inspired volumes? <text:s/>Must that which the Psalmist/ describes as supremely wise and righteous and which/ has been to us, like unto him, a support, standard/ and comfort; be read for curiosity sake, never to draw/ therefrom wholesome instruction, and carry the same/ into practice? <text:s/>Ah! that I could guard my/ mouth with a muzzle, not to speak evil of men/</text:p>
      <text:p text:style-name="P7"/>
      <text:p text:style-name="P7">[Page 5]</text:p>
      <text:p text:style-name="P3"><text:span text:style-name="T3">I wish always to treat with consideration, since/ unless so restrained, I can scarce resist the tempt-/-ation to full out by the way. <text:s/>Surely, individuals/ who ought to be looked upon as representatives of the/ golden rule "seek peace and promote it," should not/ scandalize the community with their wranglings./ <text:s/>Too well I know the harm which ministerial squab-/-bles create. <text:s/>It is the experience of many--not at all/ fault finders, not cavillers[sic!], aiming to damage the/ cause of Israel's religion,--but of conscientious and sober/ minded individuals; it is their experience, I say,/ that the incompatibility of temperaments among such/ as ought to labor harmoniously for a good cause has brought our faith/ into disrepute, and contributed largely to estrange/ therefrom the rising generation. <text:s/>Proofs are not/ wanting. <text:s/>I can unfortunately, supply them myself,/ and I will cite one even at the risk of being egotisti-/-cal. <text:s/></text:span><text:soft-page-break/><text:span text:style-name="T3">When I last summer travelled[sic!] as far as/ Ohio, I had but a single object in view, To ascertain/ by personal inspection whether a school for training/ our future teachers was a reality, or whether we in/</text:span></text:p>
      <text:p text:style-name="P7"/>
      <text:p text:style-name="P7">[Page 6]</text:p>
      <text:p text:style-name="P7">the East had been deceived by the ambition of one/ man, and the ignorance of his dupes throughout the/ West. <text:s/>Only to respond understandingly to/ inquiries about a subject of national value,/ I accepted with extreme reluctance and after re-/-peated solicitations the charge of examining the/ pupils of that high school. <text:s/>But I was not alone,/ others took part in the proceedings, and to them I sub-/-mitted my daily observations. <text:s/>Finally, the time/ arrived for drawing the report, and as the chairman/ of the committee had been called away, I was requested/ to prepare the document. <text:s/>With that commission/ my trials began. <text:s/>For one of my colleagues--a clergy-/-man--determined I should not accomplish my/ task. <text:s/>Hindrances were put in the way to em-/barass and perplex all my doings, regardless of the/ baneful impressions, resulting from such a demeanour./ <text:s/>Was it petty jealousy, temper, or an overweening/ opinion of one's superiority? <text:s/>I did not stop to ask/ for the motive, I succeeded, to my satisfaction, in/ that instance at least, to hold before my eyes the/ directions of both Joseph and David. <text:s/>I hastened/</text:p>
      <text:p text:style-name="P7"/>
      <text:p text:style-name="P7">[Page 7]</text:p>
      <text:p text:style-name="P3"><text:span text:style-name="T3">home to perform the duty I had been assigned, with-/-out being harassed, and to prevent a general experience/ from receiving confirmation by any incautious act on/ my part. <text:s/>For it was </text:span><text:span text:style-name="T1">it</text:span><text:span text:style-name="T3"> intimated, there and then/ and in my own presence, that ministers meet but/ to disagree./</text:span></text:p>
      <text:p text:style-name="P7">Now, I had greatly hoped that the occasion which/ recently brought various Doctors together in this city/ of love, would have proved a signal exception. <text:s/>It concerned/ the establishing of a course of studies, most fit to/ give the minds of Hebrew students a healthful/ bent; a course best qualified to make the future/ teachers in Israel the right interpreters of the Law/ and traditions. <text:s/>You will then realize the im-/-portance of the undertaking. <text:s/>A place had been/ prepared and submitted by a Rabbi who had a/ prior claim to being heard, because he labored indefa-/-tigably to create a spirit which did not exist,/ to propagate it, to raise means, to procure pupils,/ and to gratuitously impart knowledge in the new institution/</text:p>
      <text:p text:style-name="P7"/>
      <text:p text:style-name="P7">[Page 8]</text:p>
      <text:p text:style-name="P7">That the plan was defective, it may be confessed,/ that others were capable of improving upon it may/ be admitted. <text:s/>No one disputes the advisability of/ letting two or three or more documents be written and/ discussed, so that perfection might be reached or/ approached. <text:s/>But how wrong, how culpable for/ any to insist that his scheme shall be accepted in/ preference to all others, that the propositions he/ makes shall receive unanimous compliance, that/ what he suggests become a controlling rule hereafter!/ <text:s/>Yet, that act of arbitrariness was attempted./ <text:s/>A Rabbi--for they are all Rabbis, though violating/ the very fundamental principles of Rabbinism,/ a Rabbi voted for his radical opposition to the laws/ not alone of the Talmud, but of the Bible, tried to/ challenge obedience to his rationalistic notions./ <text:s/>How far he carried his point I am unable to tell./ <text:s/>Possibly, the desire of the meeting not to prolong/ an unpleasant contest, may have gained the dispu-/-tant some advantage. <text:s/>But I trust, and I have/ reason to think--he did not come off altogether victorious./</text:p>
      <text:p text:style-name="P7"/>
      <text:p text:style-name="P7">[Page 9]</text:p>
      <text:p text:style-name="P3"><text:span text:style-name="T3">Still, my feelings impell me to declare, that if his/ views destructive of historical and traditional Judaism/ should at any time become the standard of the West-/-ern college, I will ever lament the fusion with the/ East, over which on the first day of our New Year/ I publicly rejoiced. <text:s/>For what is now a mere/ doubt, will assume the form of a fearful re-/-ality. <text:s/>Judasim transformed into free religionism,/ will be preached on the pulpits which our future/ guides shall ascend. <text:s/>The intolerant liberals will/ gain a supremacy fatal to conservatism. <text:s/>To/ remain an adherent of ceremonial injunctions will be/ to elicit </text:span><text:soft-page-break/><text:span text:style-name="T3">the derision of the Hebrew community./ <text:s/>If I am then </text:span><text:span text:style-name="T1">alive</text:span><text:span text:style-name="T3"> on this side of the grave, I/ shall brave that contempt, though were I to be/ spitted upon, but I shall weep, because like Esther,/ I cannot look unconcerned on the evil befalling my/ people. <text:s/>Our college-graduates will have studied/ the Scriptures, not to elieve with Malachi that/ Moses was appointed in Horeb to lay down statutes/ and ordinances for all Israel, but to assure our/ children that some unknown has palmed </text:span><text:span text:style-name="T1">upon them</text:span><text:span text:style-name="T3"> off/</text:span></text:p>
      <text:p text:style-name="P7"/>
      <text:p text:style-name="P7">[Page 10]</text:p>
      <text:p text:style-name="P3"><text:span text:style-name="T3">Assyrian</text:span><text:span text:style-name="T1">s</text:span><text:span text:style-name="T3">, Egyptian and Persian rules for/ inspired behests. <text:s/>Our college-graduates will/ have learnt Talmud, not to seek the lessons which/ the noblest among our progenitors gathered, but to/ imitate the recreant Pfeffercorn and Eisenmenger/ who accused an encyclopedia of wonderful knowledge/ of being an agency of demoralization </text:span><text:span text:style-name="T1">effects spirit.</text:span><text:span text:style-name="T3"> <text:s/>Our college </text:span><text:span text:style-name="T1">students</text:span><text:span text:style-name="T3">/ graduates will have fathomed Jewish philosophy, not/ to bring about a reconciliation between the theosophy/ of the son of Amram and that of Socrates and Plato,/ but to dethrone the wisdom of our seers and set up fal-/-lible Reason. <text:s/>Our college-graduates will exchange/ pulpits with Christian divines, in the hopes of effect/ing a change among trinitarians, but the adherents/ of the Unity destitute of the support which a [?]/ Jewish life affords, will be drawn after the largest/ majority, to be lost amidst their number. <text:s/>No:/ the Messianic era has not arrived. <text:s/>All creatures/ are not ready to make common cause with us, to/ bend the knee before the One uncreated God. <text:s/>The mis-/-sion of Israel cannot be fulfilled by currying favor/</text:span></text:p>
      <text:p text:style-name="P7"/>
      <text:p text:style-name="P7">[Page 11]</text:p>
      <text:p text:style-name="P3"><text:span text:style-name="T3">with gentilism, but by an earnest and dignified at-/-tachment to the practices of </text:span><text:span text:style-name="T4">old Judaism</text:span><text:span text:style-name="T5">./</text:span></text:p>
      <text:p text:style-name="P8">Upon my youthful brethren who unfold the pages/ of our holy books, upon them I call who aspire to/ the honorable but onerous office of spiritual guides. <text:s/>In/ them I trust for the salvation of a small residue. <text:s/>Be/ not inveigled by the seductive teachings of modern/ Doctors. <text:s/>Rabbi Meir had sat at the feet of a Master,/ whose erudition did not save him from defection,/ but the scholar's own discernment found the right/ among the false, or, to say it with the Talmudists, of/ the pomegranate offered to his acceptance, he sucked/ the sweet juice, but cast off the acid skin and the/ outer rind. <text:s/>Hebrew students need now a/ days that discernment, to take an independent stand/ and fearlessly proclaim the sanctity of a religion which/ has survived the wreck of Kingdoms, because it/ contains the strongest elements for self-preservation,/ Truth, allied with Peace and goodwill to man./ <text:s/>Rigorous towards its adherents, it is eminently tolerant/ towards non-Israelites, social in its tendencies/ to a very high degree./</text:p>
      <text:p text:style-name="P8"/>
      <text:p text:style-name="P8">[Page 12]</text:p>
      <text:p text:style-name="P8">The religion of Israel that breathes a spirit of/ brotherhood towards all the creatures of the univer-/-sal Parent, teaches us to recognize goodness where-/ever it exists, and to be thankful therefor[sic!]./</text:p>
      <text:p text:style-name="P8">I avail myself of this broadness of principles enun-/-ciated on the wilderness of Sinai, and exemplified/ by the prophets and Sages of the Hebrew race to per-/-form an act of justice, which ministerial duty/ has often before demanded at my hands. <text:s/>I wish/ to pay a last tribute of respect to a Philadephian,/ not born in our faith, but whose memory ought to/ be enshrined among those who cling to the belief in/ the Unity. <text:s/>Morton McMichael in his private/ and public capacity, showed unmistakably the enlarged/ views that guided his well spent existence./</text:p>
      <text:p text:style-name="P3"><text:span text:style-name="T5">It was my fortune to have met him at the house of/ representative </text:span><text:span text:style-name="T2">Israelites</text:span><text:span text:style-name="T5"> Jews and the pressure of his hand,/ that general converse, unrestrained and familiar, betokened/ the real friend. <text:s/>It was my pleasure to have/ heard him plead the cause of charity and education/ on repeated occasions, in behalf of his Jewish fellow-/</text:span></text:p>
      <text:p text:style-name="P8"/>
      <text:p text:style-name="P8">[Page 13]</text:p>
      <text:p text:style-name="P3"><text:span text:style-name="T5">citizens, and his language surpassingly eloquent,/ but exceedingly chaste, stamped his words with the/ seal of sincerity. <text:s/>The Nestor of journalism/ in the city of his pride--a city which his pen and/ personal </text:span><text:soft-page-break/><text:span text:style-name="T5">influence beautified and exalted--, never/ allowed the name we bear to be aspersed. <text:s/>If a/ report injuring our reputation crept in the "North/ American" without his knowledge, the editor would/ fortwith[sic!] open its columns that a reparation might/ be amply made. <text:s/>The civic virtues; the men-/tal wealth which gave the son of Pennsylvania high/ distinction, have been and will doubtless be further/ dilated upon--by those who enjoyed his intimacy/ with all the pathos and favor of diction the sub-/-ject dictates. <text:s/>It is not my intention to pro-/-nounce a panegyric. <text:s/>My insufficient acquaintance/ with the deceased, and my practice to be sparing of/ posthumous commendations, unfit me for the task./ <text:s/>But gratitude to the Almighty Being, from whom/ whatever is noble in man emanates, has impelled/ me to mention with praise a public servant, who/ worked steadily and unobtrusively; a minister/</text:span></text:p>
      <text:p text:style-name="P3"><text:span text:style-name="T5"/></text:p>
      <text:p text:style-name="P3"><text:span text:style-name="T5">[Page 14]</text:span></text:p>
      <text:p text:style-name="P3"><text:span text:style-name="T5">of God's will, who employed his rare gifts to/ sow the seeds of goodness and peace./ <text:s/>My the illustrious dead find a recompense/ among the righteous of all nations and creeds,/ and may his spiritual joys be enhanced at/ the contemplation of that increasing prosperity/ which he sought and labored for to procure/ for the Keystone state of our union. <text:s/>To the re-/-newal of that prosperity we all anxiously look, for/ we feel that our interests, the tranquillity[sic!] of our/ friends, the continuance of our civil and religious/ liberties as Israelites, greatly depend on the welfare/ of the place in which our lot was Providentially/ cast. <text:s/>May God's choice blessings rest there-/-upon and give it perpetuity and glory/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3T14:52:21.82</meta:creation-date>
    <dc:date>2012-11-14T11:44:49.67</dc:date>
    <meta:editing-duration>PT47M44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6" meta:paragraph-count="99" meta:word-count="2697" meta:character-count="16584"/>
  </office:meta>
</office:document-meta>
</file>